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bb9a" officeooo:paragraph-rsid="0031bb9a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2a79a" officeooo:paragraph-rsid="0032a79a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f537" officeooo:paragraph-rsid="0032a79a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31f537"/>
    </style:style>
    <style:style style:name="P7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1f53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6acd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2cb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40f4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officeooo:rsid="0032a79a"/>
    </style:style>
    <style:style style:name="T9" style:family="text">
      <style:text-properties style:font-name="Courier New" fo:font-weight="bold" officeooo:rsid="0032a79a" style:font-weight-asian="bold" style:font-weight-complex="bold"/>
    </style:style>
    <style:style style:name="T10" style:family="text">
      <style:text-properties style:font-name="Courier New" fo:font-weight="bold" officeooo:rsid="00382cb6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7">2</text:span><text:span text:style-name="T3">. </text:span><text:span text:style-name="T7">Prender las fogatas, parametrizado</text:span></text:p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s</text:span></text:p>
            <text:p text:style-name="P5">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24T14:16:33.268000000</dc:date>
    <meta:editing-duration>PT35M36S</meta:editing-duration>
    <meta:editing-cycles>39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3" meta:word-count="9" meta:character-count="59" meta:non-whitespace-character-count="53"/>
  </office:meta>
</office:document-meta>
</file>